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1" svg:font-family="Arial"/>
    <style:font-face style:name="OpenSymbol" svg:font-family="OpenSymbol"/>
    <style:font-face style:name="Trebuchet MS" svg:font-family="'Trebuchet MS', sans-serif"/>
    <style:font-face style:name="Arial3"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5.8826in" fo:margin-left="0.5521in" fo:margin-right="0.5653in" table:align="margins"/>
    </style:style>
    <style:style style:name="Table1.A" style:family="table-column">
      <style:table-column-properties style:column-width="2.175in" style:rel-column-width="24230*"/>
    </style:style>
    <style:style style:name="Table1.B" style:family="table-column">
      <style:table-column-properties style:column-width="3.7076in" style:rel-column-width="41305*"/>
    </style:style>
    <style:style style:name="Table1.A1" style:family="table-cell">
      <style:table-cell-properties style:vertical-align="middle" fo:padding-left="0in" fo:padding-right="0in" fo:padding-top="0in" fo:padding-bottom="0.1201in" fo:border="none"/>
    </style:style>
    <style:style style:name="Table1.A2" style:family="table-cell">
      <style:table-cell-properties fo:padding-left="0in" fo:padding-right="0in" fo:padding-top="0in" fo:padding-bottom="0.1201in" fo:border="none"/>
    </style:style>
    <style:style style:name="Table1.B2" style:family="table-cell">
      <style:table-cell-properties fo:padding-left="0in" fo:padding-right="0in" fo:padding-top="0in" fo:padding-bottom="0.1201in" fo:border="none"/>
    </style:style>
    <style:style style:name="Table1.A3" style:family="table-cell">
      <style:table-cell-properties fo:padding-left="0in" fo:padding-right="0in" fo:padding-top="0in" fo:padding-bottom="0.1201in" fo:border="none"/>
    </style:style>
    <style:style style:name="Table1.B3" style:family="table-cell">
      <style:table-cell-properties fo:padding-left="0in" fo:padding-right="0in" fo:padding-top="0in" fo:padding-bottom="0.1201in" fo:border="none"/>
    </style:style>
    <style:style style:name="Table1.A4" style:family="table-cell">
      <style:table-cell-properties fo:padding-left="0in" fo:padding-right="0in" fo:padding-top="0in" fo:padding-bottom="0.1201in" fo:border="none"/>
    </style:style>
    <style:style style:name="Table1.B4" style:family="table-cell">
      <style:table-cell-properties fo:padding-left="0in" fo:padding-right="0in" fo:padding-top="0in" fo:padding-bottom="0.1201in" fo:border="none"/>
    </style:style>
    <style:style style:name="Table1.A5" style:family="table-cell">
      <style:table-cell-properties fo:padding-left="0in" fo:padding-right="0in" fo:padding-top="0in" fo:padding-bottom="0.1201in" fo:border="none"/>
    </style:style>
    <style:style style:name="Table1.B5" style:family="table-cell">
      <style:table-cell-properties fo:padding-left="0in" fo:padding-right="0in" fo:padding-top="0in" fo:padding-bottom="0.1201in" fo:border="none"/>
    </style:style>
    <style:style style:name="Table1.A6" style:family="table-cell">
      <style:table-cell-properties fo:padding-left="0in" fo:padding-right="0in" fo:padding-top="0in" fo:padding-bottom="0.1201in" fo:border="none"/>
    </style:style>
    <style:style style:name="Table1.B6" style:family="table-cell">
      <style:table-cell-properties fo:padding-left="0in" fo:padding-right="0in" fo:padding-top="0in" fo:padding-bottom="0.1201in" fo:border="none"/>
    </style:style>
    <style:style style:name="Table1.A7" style:family="table-cell">
      <style:table-cell-properties fo:padding-left="0in" fo:padding-right="0in" fo:padding-top="0in" fo:padding-bottom="0.1201in" fo:border="none"/>
    </style:style>
    <style:style style:name="Table1.B7" style:family="table-cell">
      <style:table-cell-properties fo:padding-left="0in" fo:padding-right="0in" fo:padding-top="0in" fo:padding-bottom="0.1201in" fo:border="none"/>
    </style:style>
    <style:style style:name="Table1.A8" style:family="table-cell">
      <style:table-cell-properties fo:padding-left="0in" fo:padding-right="0in" fo:padding-top="0in" fo:padding-bottom="0.1201in" fo:border="none"/>
    </style:style>
    <style:style style:name="Table1.B8" style:family="table-cell">
      <style:table-cell-properties fo:padding-left="0in" fo:padding-right="0in" fo:padding-top="0in" fo:padding-bottom="0.1201in" fo:border="none"/>
    </style:style>
    <style:style style:name="Table1.A9" style:family="table-cell">
      <style:table-cell-properties fo:padding-left="0in" fo:padding-right="0in" fo:padding-top="0in" fo:padding-bottom="0.1201in" fo:border="none"/>
    </style:style>
    <style:style style:name="Table1.B9" style:family="table-cell">
      <style:table-cell-properties fo:padding-left="0in" fo:padding-right="0in" fo:padding-top="0in" fo:padding-bottom="0.1201in" fo:border="none"/>
    </style:style>
    <style:style style:name="Table1.A10" style:family="table-cell">
      <style:table-cell-properties fo:padding-left="0in" fo:padding-right="0in" fo:padding-top="0in" fo:padding-bottom="0.1201in" fo:border="none"/>
    </style:style>
    <style:style style:name="Table1.B10" style:family="table-cell">
      <style:table-cell-properties fo:padding-left="0in" fo:padding-right="0in" fo:padding-top="0in" fo:padding-bottom="0.1201in" fo:border="none"/>
    </style:style>
    <style:style style:name="Table3" style:family="table">
      <style:table-properties style:width="6.8854in" fo:margin-left="0.1118in" fo:margin-right="0.0028in" table:align="margins"/>
    </style:style>
    <style:style style:name="Table3.A" style:family="table-column">
      <style:table-column-properties style:column-width="1.7819in" style:rel-column-width="16958*"/>
    </style:style>
    <style:style style:name="Table3.B" style:family="table-column">
      <style:table-column-properties style:column-width="5.1035in" style:rel-column-width="48577*"/>
    </style:style>
    <style:style style:name="Table3.A1" style:family="table-cell">
      <style:table-cell-properties fo:padding-left="0in" fo:padding-right="0in" fo:padding-top="0in" fo:padding-bottom="0.1201in" fo:border="none"/>
    </style:style>
    <style:style style:name="Table4" style:family="table">
      <style:table-properties style:width="6.8903in" fo:margin-top="0in" fo:margin-bottom="0.1in" table:align="center"/>
    </style:style>
    <style:style style:name="Table4.A" style:family="table-column">
      <style:table-column-properties style:column-width="2.5771in"/>
    </style:style>
    <style:style style:name="Table4.B" style:family="table-column">
      <style:table-column-properties style:column-width="4.3132in"/>
    </style:style>
    <style:style style:name="Table4.A1" style:family="table-cell">
      <style:table-cell-properties fo:padding-left="0in" fo:padding-right="0in" fo:padding-top="0in" fo:padding-bottom="0.1201in" fo:border="none"/>
    </style:style>
    <style:style style:name="Table5" style:family="table">
      <style:table-properties style:width="6.8854in" fo:margin-left="0.1118in" fo:margin-right="0.0028in" table:align="margins"/>
    </style:style>
    <style:style style:name="Table5.A" style:family="table-column">
      <style:table-column-properties style:column-width="1.7514in" style:rel-column-width="16672*"/>
    </style:style>
    <style:style style:name="Table5.B" style:family="table-column">
      <style:table-column-properties style:column-width="5.134in" style:rel-column-width="48863*"/>
    </style:style>
    <style:style style:name="Table5.A1" style:family="table-cell">
      <style:table-cell-properties fo:padding-left="0in" fo:padding-right="0in" fo:padding-top="0in" fo:padding-bottom="0.1201in" fo:border="none"/>
    </style:style>
    <style:style style:name="Table2" style:family="table">
      <style:table-properties style:width="6.9847in" fo:margin-left="0.0125in" fo:margin-right="0.0028in" table:align="margins"/>
    </style:style>
    <style:style style:name="Table2.A" style:family="table-column">
      <style:table-column-properties style:column-width="1.2382in" style:rel-column-width="11620*"/>
    </style:style>
    <style:style style:name="Table2.B" style:family="table-column">
      <style:table-column-properties style:column-width="5.7465in" style:rel-column-width="53915*"/>
    </style:style>
    <style:style style:name="Table2.A1" style:family="table-cell">
      <style:table-cell-properties fo:padding-left="0in" fo:padding-right="0in" fo:padding-top="0in" fo:padding-bottom="0.1201in" fo:border="none"/>
    </style:style>
    <style:style style:name="P1" style:family="paragraph" style:parent-style-name="Table_20_Contents">
      <style:text-properties fo:font-style="normal" style:font-style-asian="normal" style:font-style-complex="normal"/>
    </style:style>
    <style:style style:name="P2" style:family="paragraph" style:parent-style-name="Text_20_body">
      <style:text-properties style:font-name="Arial1" style:font-name-asian="Arial Unicode MS" style:font-name-complex="Tahoma"/>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margin-top="0in" fo:margin-bottom="0.0799in" style:contextual-spacing="false" fo:text-indent="0in" style:auto-text-indent="false" style:shadow="none"/>
    </style:style>
    <style:style style:name="P5" style:family="paragraph" style:parent-style-name="Standard">
      <style:text-properties style:font-name="Arial1" style:font-name-asian="Arial Unicode MS" style:font-name-complex="Tahoma"/>
    </style:style>
    <style:style style:name="P6" style:family="paragraph" style:parent-style-name="Contents_20_3">
      <style:paragraph-properties>
        <style:tab-stops>
          <style:tab-stop style:position="6.6071in" style:type="right" style:leader-style="dotted" style:leader-text="."/>
        </style:tab-stops>
      </style:paragraph-properties>
    </style:style>
    <style:style style:name="P7" style:family="paragraph" style:parent-style-name="Contents_20_2">
      <style:paragraph-properties>
        <style:tab-stops>
          <style:tab-stop style:position="6.8035in" style:type="right" style:leader-style="dotted" style:leader-text="."/>
        </style:tab-stops>
      </style:paragraph-properties>
    </style:style>
    <style:style style:name="P8" style:family="paragraph" style:parent-style-name="Contents_20_1">
      <style:paragraph-properties>
        <style:tab-stops>
          <style:tab-stop style:position="7in" style:type="right" style:leader-style="dotted" style:leader-text="."/>
        </style:tab-stops>
      </style:paragraph-properties>
    </style:style>
    <style:style style:name="P9" style:family="paragraph" style:parent-style-name="Heading_20_1">
      <style:text-properties style:font-name="Arial1" style:font-name-asian="Arial Unicode MS" style:font-name-complex="Tahoma"/>
    </style:style>
    <style:style style:name="P10" style:family="paragraph" style:parent-style-name="Text_20_body" style:list-style-name="L1"/>
    <style:style style:name="P11" style:family="paragraph" style:parent-style-name="Text_20_body" style:list-style-name="L1">
      <style:text-properties officeooo:paragraph-rsid="0003367d"/>
    </style:style>
    <style:style style:name="P12" style:family="paragraph" style:parent-style-name="Text_20_body" style:list-style-name="L2"/>
    <style:style style:name="P13" style:family="paragraph" style:parent-style-name="Text_20_body" style:list-style-name="L3">
      <style:text-properties style:font-name="Arial1" style:font-name-asian="Arial Unicode MS" style:font-name-complex="Tahoma"/>
    </style:style>
    <style:style style:name="P14" style:family="paragraph" style:parent-style-name="Text_20_body" style:list-style-name="L4">
      <style:text-properties style:font-name="Arial1" style:font-name-asian="Arial Unicode MS" style:font-name-complex="Tahoma"/>
    </style:style>
    <style:style style:name="P15" style:family="paragraph" style:parent-style-name="Text_20_body" style:list-style-name="L4"/>
    <style:style style:name="P16" style:family="paragraph" style:parent-style-name="Heading_20_2">
      <style:text-properties style:font-name="Arial1" style:font-name-asian="Arial Unicode MS" style:font-name-complex="Tahom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1" style:font-name-asian="Arial Unicode MS" style:font-name-complex="Tahoma"/>
    </style:style>
    <style:style style:name="T4" style:family="text">
      <style:text-properties style:font-name-asian="Arial Unicode MS" style:font-name-complex="Tahoma"/>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font-name="Trebuchet MS" fo:font-size="10pt"/>
    </style:style>
    <style:style style:name="T8" style:family="text">
      <style:text-properties style:font-name="Arial"/>
    </style:style>
    <style:style style:name="T9" style:family="text">
      <style:text-properties style:font-name="Arial" style:font-name-asian="Arial Unicode MS" style:font-name-complex="Tahoma"/>
    </style:style>
    <style:style style:name="T10" style:family="text">
      <style:text-properties officeooo:rsid="00021cc3"/>
    </style:style>
    <style:style style:name="T11" style:family="text">
      <style:text-properties officeooo:rsid="0003367d"/>
    </style:style>
    <style:style style:name="T12" style:family="text">
      <style:text-properties officeooo:rsid="000385b8"/>
    </style:style>
    <style:style style:name="T13" style:family="text">
      <style:text-properties style:text-underline-style="solid" style:text-underline-width="auto" style:text-underline-color="font-color"/>
    </style:style>
    <style:style style:name="T14" style:family="text">
      <style:text-properties officeooo:rsid="0006266f"/>
    </style:style>
    <style:style style:name="T15" style:family="text">
      <style:text-properties officeooo:rsid="00066731"/>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les and Oranges: <text:s/>The Lightweight UnitsC++ Library</text:p>
      <text:p text:style-name="Subtitle_2c__20_no_20_space">Copyright <text:span text:style-name="T9">©</text:span><text:span text:style-name="T8"> 2008 </text:span>Don Peterson</text:p>
      <text:p text:style-name="Subtitle_2c__20_no_20_space"><text:a xlink:type="simple" xlink:href="mailto:someonesdad1@gmail.com">someonesdad1@gmail.com</text:a> </text:p>
      <text:p text:style-name="Subtitle">Updated: <text:s/><text:user-defined style:data-style-name="N0" text:name="Version">20 Jun 2014</text:user-defined></text:p>
      <text:p text:style-name="Text_20_body"/>
      <text:p text:style-name="Text_20_body">Note: <text:s/>this library was originally named UnitsC++ (which I'll keep in this document) and submitted to Sourceforge in 2008. <text:s/>However, I'd rather have it hosted on Google, so I've submitted it there under the name <text:span text:style-name="Code">unitscpp</text:span> (<text:a xlink:type="simple" xlink:href="http://code.google.com/p/unitscpp/">http://code.google.com/p/unitscpp/</text:a>).</text:p>
      <text:p text:style-name="Text_20_body">This library and its documentation are released under the <text:span text:style-name="T10">Wide Open Licens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7723_1875356664" text:style-name="Internet_20_link" text:visited-style-name="Internet_20_link">Introduction</text:a><text:tab/>1</text:p>
          <text:p text:style-name="P7"><text:a xlink:type="simple" xlink:href="#__RefHeading__7725_1875356664" text:style-name="Internet_20_link" text:visited-style-name="Internet_20_link">Simple example</text:a><text:tab/>1</text:p>
          <text:p text:style-name="P7"><text:a xlink:type="simple" xlink:href="#__RefHeading__7727_1875356664" text:style-name="Internet_20_link" text:visited-style-name="Internet_20_link">Why you might want to use UnitsC++</text:a><text:tab/>3</text:p>
          <text:p text:style-name="P6"><text:a xlink:type="simple" xlink:href="#__RefHeading__7729_1875356664" text:style-name="Internet_20_link" text:visited-style-name="Internet_20_link">Some things UnitsC++ does not do</text:a><text:tab/>3</text:p>
          <text:p text:style-name="P7"><text:a xlink:type="simple" xlink:href="#__RefHeading__7731_1875356664" text:style-name="Internet_20_link" text:visited-style-name="Internet_20_link">Background</text:a><text:tab/>4</text:p>
          <text:p text:style-name="P7"><text:a xlink:type="simple" xlink:href="#__RefHeading__7733_1875356664" text:style-name="Internet_20_link" text:visited-style-name="Internet_20_link">Important numbers = types</text:a><text:tab/>4</text:p>
          <text:p text:style-name="P8"><text:a xlink:type="simple" xlink:href="#__RefHeading__7735_1875356664" text:style-name="Internet_20_link" text:visited-style-name="Internet_20_link">Implementation</text:a><text:tab/>5</text:p>
          <text:p text:style-name="P7"><text:a xlink:type="simple" xlink:href="#__RefHeading__7737_1875356664" text:style-name="Internet_20_link" text:visited-style-name="Internet_20_link">On the correct path</text:a><text:tab/>6</text:p>
          <text:p text:style-name="P7"><text:a xlink:type="simple" xlink:href="#__RefHeading__7739_1875356664" text:style-name="Internet_20_link" text:visited-style-name="Internet_20_link">Overview of the library</text:a><text:tab/>6</text:p>
          <text:p text:style-name="P8"><text:a xlink:type="simple" xlink:href="#__RefHeading__7741_1875356664" text:style-name="Internet_20_link" text:visited-style-name="Internet_20_link">Library Usage</text:a><text:tab/>7</text:p>
          <text:p text:style-name="P7"><text:a xlink:type="simple" xlink:href="#__RefHeading__7743_1875356664" text:style-name="Internet_20_link" text:visited-style-name="Internet_20_link">Configuration files</text:a><text:tab/>7</text:p>
          <text:p text:style-name="P8"><text:a xlink:type="simple" xlink:href="#__RefHeading__7745_1875356664" text:style-name="Internet_20_link" text:visited-style-name="Internet_20_link">Example: <text:s/>Barlow's Formula</text:a><text:tab/>8</text:p>
          <text:p text:style-name="P7"><text:a xlink:type="simple" xlink:href="#__RefHeading__7747_1875356664" text:style-name="Internet_20_link" text:visited-style-name="Internet_20_link">Calculation using SI units</text:a><text:tab/>8</text:p>
          <text:p text:style-name="P7"><text:a xlink:type="simple" xlink:href="#__RefHeading__7749_1875356664" text:style-name="Internet_20_link" text:visited-style-name="Internet_20_link">Calculation using direct units</text:a><text:tab/>9</text:p>
          <text:p text:style-name="P8"><text:a xlink:type="simple" xlink:href="#__RefHeading__7751_1875356664" text:style-name="Internet_20_link" text:visited-style-name="Internet_20_link">Summary</text:a><text:tab/>10</text:p>
          <text:p text:style-name="P8"><text:a xlink:type="simple" xlink:href="#__RefHeading__7753_1875356664" text:style-name="Internet_20_link" text:visited-style-name="Internet_20_link">References</text:a><text:tab/>10</text:p>
        </text:index-body>
      </text:table-of-content>
      <text:p text:style-name="Text_20_body"/>
      <text:h text:style-name="Heading_20_1" text:outline-level="1"><text:bookmark-start text:name="__RefHeading__7723_1875356664"/>Introduction<text:bookmark-end text:name="__RefHeading__7723_1875356664"/></text:h>
      <text:p text:style-name="Text_20_body">In doing numerical calculations, we all learn the importance of checking our equations for dimensional consistency. <text:s/>However, in using computers for numerical computations, vast numbers of bugs have been created by equating apples to oranges. <text:s/>The problem is not helped by programming languages that constrain all numerical quantities to a few numerical types (typically one floating point type).</text:p>
      <text:p text:style-name="Text_20_body">An example of a very common error is when a programmer defines a <text:span text:style-name="Code">double</text:span> variable <text:span text:style-name="Code">angle</text:span> to be in degrees, as this is a common unit used in practical situations. <text:s/>However, should calculations need to be done with the C library trig functions, the programmer needs to remember that any call to a trig function needs to convert <text:span text:style-name="Code">angle</text:span> to radians. <text:s/>This is an easy thing to forget -- both by the original programmer and the maintenance programmer.</text:p>
      <text:p text:style-name="Text_20_body">In this article I discuss a C++ library called <text:span text:style-name="T6">UnitsC++</text:span> that elevates numerical quantities with different units to different types, which keeps apples in their baskets and oranges in their crates. <text:s/>The goal is to show you a way to reduce numerical errors in your programs by preventing you from treating apples and oranges as the same objects – <text:span text:style-name="T10">if you do, you'll get a compile-time error.</text:span></text:p>
      <text:h text:style-name="Heading_20_2" text:outline-level="2"><text:bookmark-start text:name="__RefHeading__7727_1875356664"/>Why you might want to use UnitsC++<text:bookmark-end text:name="__RefHeading__7727_1875356664"/></text:h>
      <text:list xml:id="list9005320112799139142" text:style-name="L1">
        <text:list-item>
          <text:p text:style-name="P10">If you write C++ programs that calculate with numbers that represent quantities of objects or physical units, you should consider using this library.</text:p>
        </text:list-item>
        <text:list-item>
          <text:p text:style-name="P10"><text:soft-page-break/>It helps make numerical code easy to read and more likely to be written correctly.</text:p>
        </text:list-item>
        <text:list-item>
          <text:p text:style-name="P10">It's lightweight: <text:s/>small, little runtime cost in space or time, and you don't need to be a computer scientist to understand it.</text:p>
        </text:list-item>
        <text:list-item>
          <text:p text:style-name="P10">It's simple. <text:s/>Create and use only what you need.</text:p>
        </text:list-item>
        <text:list-item>
          <text:p text:style-name="P10">The library adapts to your problem domain, not the other way around.</text:p>
        </text:list-item>
        <text:list-item>
          <text:p text:style-name="P10">It's implemented in one include file generated by a python script from a configuration file. <text:s/>Units, derived units, and constants are easily added or removed in the configuration file. <text:s/>You should never need to edit the include file.</text:p>
        </text:list-item>
        <text:list-item>
          <text:p text:style-name="P10">The configuration file has a simple syntax. <text:s/>You can define derived units in a natural way by expressions using other fundamental and derived units. <text:s/>Multiplication, division, and integer exponentiation are supported.</text:p>
        </text:list-item>
        <text:list-item>
          <text:p text:style-name="P11">It should be portable and usable with many C++ compilers. <text:s/>The compiler primarily just needs to support templates and the addition of integer template parameters. <text:s/>I<text:span text:style-name="T11"> developed and</text:span> tested it with the MinGW 3.4.2 g++ compiler, the cygwin 3.4.4 g++ compiler, and the Borland 5.5.1 compiler<text:span text:style-name="T11"> on Windows</text:span>.<text:span text:style-name="T11"> <text:s/>In June of 2014, I tested it with python 2.7.6 and 3.4.0 on a Linux box using the GNU g++ 4.8.2 compiler.</text:span></text:p>
        </text:list-item>
        <text:list-item>
          <text:p text:style-name="P10">A set of SI units, derived units, and constants are provided by using the python script with the -<text:span text:style-name="Code">s</text:span> option. <text:s/>While these won't be complete for many users, it's easy to customize the list for your own uses by editing the python script.</text:p>
        </text:list-item>
      </text:list>
      <text:p text:style-name="Text_20_body">For help in converting amongst a variety of units, I recommend the GNU units program <text:span text:style-name="T2">[GNUunits]</text:span>. <text:s/>I find this program <text:span text:style-name="T12">indispensable.</text:span></text:p>
      <text:h text:style-name="Heading_20_3" text:outline-level="3"><text:bookmark-start text:name="__RefHeading__7729_1875356664"/>Some things UnitsC++ does not do<text:bookmark-end text:name="__RefHeading__7729_1875356664"/></text:h>
      <text:list xml:id="list4230843783691824060" text:style-name="L2">
        <text:list-item>
          <text:p text:style-name="P12">Support fractional exponents.</text:p>
        </text:list-item>
        <text:list-item>
          <text:p text:style-name="P12">Serialize unit objects to and from byte stream representations.</text:p>
        </text:list-item>
      </text:list>
      <text:p text:style-name="Text_20_body">If you want fractional exponents, it might not be too hard to change the <text:span text:style-name="Code">unitscpp.py</text:span> script to define unit dimensions in units of some fraction. <text:s/>For example, the integer values for Length could be in "units" of 1/360, allowing numerous square and cube roots to be taken. <text:s/>You'd have to write the extra template code for the root functions. </text:p>
      <text:h text:style-name="Heading_20_2" text:outline-level="2"><text:bookmark-start text:name="__RefHeading__7731_1875356664"/>Background<text:bookmark-end text:name="__RefHeading__7731_1875356664"/></text:h>
      <text:p text:style-name="Text_20_body">Barton and Nackman's insight [BN1994] into using C++ templates to provide types for units is a useful technique and is the basis for what I discuss here. <text:s/>Brown [Brown2001] implemented the SIunits library using similar ideas, as did Kenniston [Kenn2002]. <text:s/>The mcs::units project <text:span text:style-name="T2">[SFmcs::units] was apparently once part of Boost, but doesn't currently appear on Boost's pages anymore. <text:s/>These are examples of "heavyweight" implementations.</text:span></text:p>
      <text:p text:style-name="Text_20_body">After examining the heavyweights, it struck me that they might have worked too hard to solve the problem. <text:s/>In particular, they use template metaprogramming techniques, which can burden older compilers. <text:s/>The authors of the heavyweights apparently spent substantial effort on overcoming limitations in various compilers, a familiar and frustrating task when trying to write platform-independent code. <text:s/>mcs::units comments that their library does tend to stress compilers and that you'll likely need a current compiler. <text:s/>I felt there was a niche for a library that tries to keep the solution simple and not try to solve the general case.</text:p>
      <text:p text:style-name="Text_20_body">I came across <text:span text:style-name="Default_2c__20_custom">Abhishek</text:span><text:span text:style-name="T7"> </text:span>Padmanabh's elegantly simple and clean implementation [Pad2007] that was intended to illustrate the principle of templates providing different types for various units. <text:s/>I felt his implementation provided most of what's needed for bread-and-butter numerical calculations, so I decided to base my implementation on it.</text:p>
      <text:h text:style-name="Heading_20_2" text:outline-level="2"><text:bookmark-start text:name="__RefHeading__7733_1875356664"/><text:soft-page-break/>Important numbers = types<text:bookmark-end text:name="__RefHeading__7733_1875356664"/></text:h>
      <text:p text:style-name="Text_20_body">A few decades ago, I wrote a computer model of a manufacturing process to help make financial decisions. <text:s/>I spent a good fraction of my time in solving the problem on writing down the equations and making sure they were correct (both dimensionally and numerically). <text:s/>These equations involved "units" like dollars, hours, widgets, sputter targets, people, polishing compound, etc. <text:s/>This led to the insight</text:p>
      <text:p text:style-name="Important">"Units" are numerical concepts that are important to the problem domain.</text:p>
      <text:p text:style-name="Text_20_body">This insight is more general than e.g. using the usual seven fundamental SI units. <text:s/>By "elevating" a concept to a unit, the programmer is stating that this concept is important in the solution of his problem and he wants to make sure he gets it right. <text:s/>A unit is "orthogonal" to all other units and cannot be mixed with other units in undefined ways.</text:p>
      <text:p text:style-name="Text_20_body">Here's an example that was mentioned in the introduction. <text:s/>Angle measure is not a fundamental SI unit. <text:s/>Mathematically, this is fine, as the radian is defined as the ratio of the length of an arc to a radius and is thus a dimensionless number. <text:s/><text:span text:style-name="Zeichenformat">Practically, it's a disaster</text:span>. <text:s/>We assign the <text:span text:style-name="Code">double</text:span> type to an angle variable in our code and then blithely think we can keep our work in radians and degrees straight. <text:s/>Our code gets littered with conversion factors, as we frequently like to work in degrees but the <text:span text:style-name="Code">cmath</text:span> library functions want arguments in radians. <text:s/>I don't have enough integers at hand to enumerate the times I've made trig argument mistakes. <text:s/>Ah, I see that gentleman in the back row nodding his head in agreement.</text:p>
      <text:p text:style-name="Text_20_body">With the above insight, the solution is trivial: <text:s/>make angle measure a fundamental unit. <text:s/>This means you think it's important enough to ask the compiler to help you keep track of angles and their manipulations by constructing a unique type for it. <text:s/>It's that simple and easy. <text:s/>Then it's a short trudge over to the realization that you can ask for this help for <text:span text:style-name="T13">all</text:span> the numbers in your program should you wish to.</text:p>
      <text:p text:style-name="Text_20_body">Static type checking is the technique the compiler uses to help us. <text:s/>See [Strous1997] section 24.2.3 for some thoughts on this. <text:s/><text:span text:style-name="Important_2c__20_blue">For mission-critical code, I want all the type checking I can get</text:span>. <text:s/>If you don't agree with this, I can point to some $125 million chump change which might persuade you to rethink this [NASA1999]. <text:s/>I can translate the above insight into programmer-speak:</text:p>
      <text:p text:style-name="Important">If it's important, make it a type.</text:p>
      <text:p text:style-name="Text_20_body">While thinking about the above and iteratively implementing this units library, I decided on the following requirements for the library in roughly decreasing priority:</text:p>
      <table:table table:name="Table1" table:style-name="Table1">
        <table:table-column table:style-name="Table1.A"/>
        <table:table-column table:style-name="Table1.B"/>
        <table:table-header-rows>
          <table:table-row>
            <table:table-cell table:style-name="Table1.A1" office:value-type="string">
              <text:p text:style-name="Table_20_Heading">Characteristic</text:p>
            </table:table-cell>
            <table:table-cell table:style-name="Table1.A1" office:value-type="string">
              <text:p text:style-name="Table_20_Heading">Comments</text:p>
            </table:table-cell>
          </table:table-row>
        </table:table-header-rows>
        <table:table-row>
          <table:table-cell table:style-name="Table1.A10" office:value-type="string">
            <text:p text:style-name="Table_20_Contents">Keep it simple</text:p>
          </table:table-cell>
          <table:table-cell table:style-name="Table1.B10" office:value-type="string">
            <text:p text:style-name="Table_20_Contents">Users will be scientists and engineers, not computer scientists. <text:s/>The library should be easy to understand and use.</text:p>
          </table:table-cell>
        </table:table-row>
        <table:table-row>
          <table:table-cell table:style-name="Table1.A10" office:value-type="string">
            <text:p text:style-name="Table_20_Contents">Easy to add or remove a dimension</text:p>
          </table:table-cell>
          <table:table-cell table:style-name="Table1.B10" office:value-type="string">
            <text:p text:style-name="Table_20_Contents">Problems always change, so the library must easily support change without changing lots of code.</text:p>
          </table:table-cell>
        </table:table-row>
        <table:table-row>
          <table:table-cell table:style-name="Table1.A10" office:value-type="string">
            <text:p text:style-name="Table_20_Contents">Portability</text:p>
          </table:table-cell>
          <table:table-cell table:style-name="Table1.B10" office:value-type="string">
            <text:p text:style-name="Table_20_Contents">A possible side effect of simplicity. <text:s/>Don't put too many demands on the compiler. <text:s/>And don't compromise the design to cater to a broken compiler.</text:p>
          </table:table-cell>
        </table:table-row>
        <table:table-row>
          <table:table-cell table:style-name="Table1.A10" office:value-type="string">
            <text:p text:style-name="Table_20_Contents">Features</text:p>
          </table:table-cell>
          <table:table-cell table:style-name="Table1.B10" office:value-type="string">
            <text:p text:style-name="Table_20_Contents">Arithmetic, ordering, and equality testing. <text:s/>Easy unit conversions. <text:s/>Talk to streams too.</text:p>
          </table:table-cell>
        </table:table-row>
        <table:table-row>
          <table:table-cell table:style-name="Table1.A10" office:value-type="string">
            <text:p text:style-name="Table_20_Contents">Be independent</text:p>
          </table:table-cell>
          <table:table-cell table:style-name="Table1.B10" office:value-type="string">
            <text:p text:style-name="Table_20_Contents">Do not use other libraries or tools unless they're part of the package. <text:s/>[<text:span text:style-name="T1">Technically, I failed this requirement </text:span><text:soft-page-break/><text:span text:style-name="T1">because of the need for python.</text:span>]</text:p>
          </table:table-cell>
        </table:table-row>
        <table:table-row>
          <table:table-cell table:style-name="Table1.A10" office:value-type="string">
            <text:p text:style-name="Table_20_Contents">No kitchen sink syndrome</text:p>
          </table:table-cell>
          <table:table-cell table:style-name="Table1.B10" office:value-type="string">
            <text:p text:style-name="Table_20_Contents">Don't try to handle all cases or make the library bulletproof against all misuses.</text:p>
          </table:table-cell>
        </table:table-row>
        <table:table-row>
          <table:table-cell table:style-name="Table1.A10" office:value-type="string">
            <text:p text:style-name="Table_20_Contents">Testability</text:p>
          </table:table-cell>
          <table:table-cell table:style-name="Table1.B10" office:value-type="string">
            <text:p text:style-name="Table_20_Contents">Make it easy to test.</text:p>
          </table:table-cell>
        </table:table-row>
        <table:table-row>
          <table:table-cell table:style-name="Table1.A10" office:value-type="string">
            <text:p text:style-name="Table_20_Contents">Documentation</text:p>
          </table:table-cell>
          <table:table-cell table:style-name="Table1.B10" office:value-type="string">
            <text:p text:style-name="Table_20_Contents">Show the common use cases and the library's limitations.</text:p>
          </table:table-cell>
        </table:table-row>
        <table:table-row>
          <table:table-cell table:style-name="Table1.A10" office:value-type="string">
            <text:p text:style-name="Table_20_Contents">Easy to understand</text:p>
          </table:table-cell>
          <table:table-cell table:style-name="Table1.B10" office:value-type="string">
            <text:p text:style-name="Table_20_Contents">Try to write it so users can understand the implementation and adapt it to their needs.</text:p>
          </table:table-cell>
        </table:table-row>
      </table:table>
      <text:p text:style-name="Text_20_body"/>
      <text:h text:style-name="Heading_20_1" text:outline-level="1"><text:bookmark-start text:name="__RefHeading__7735_1875356664"/>Implementation<text:bookmark-end text:name="__RefHeading__7735_1875356664"/></text:h>
      <text:p text:style-name="Text_20_body">The implementation and feature set went through numerous iterations. <text:s/>The first iteration was based on defining the template parameters as macros, which lead to a clean and easy to read include file implementation. <text:s/>The textual "noise" of the template parameters was hidden and it was easy to see how simple the implementation was. <text:s/>But C++ programmers shouldn't use macros.</text:p>
      <text:p text:style-name="Text_20_body">I switched to an implementation that used a python script <text:span text:style-name="Code">unitscpp.py</text:span> to generate the include file. <text:s/>This had the advantage of automatically generating and numbering the template parameters, reducing errors caused by manually editing the macros. <text:s/>The code is still easy to read in the python script, as it uses the handy python feature of named string interpolation from a dictionary:</text:p>
      <text:p text:style-name="Code_20_end">print "The value is %(my_integer)d." % my_dictionary</text:p>
      <text:p text:style-name="Text_20_body">The template parameters are constructed and put into a dictionary, which is then used to "fill out" the templated code in a multi-line string. <text:s/>This is similar to how the macro processor did the job.</text:p>
      <text:p text:style-name="Text_20_body">The python script uses a user-written configuration file to define the fundamental units, derived units, and constants that the user feels are important to the problem at hand. <text:s/>This lets the library adapt to the user's problem domain, not the other way around. <text:s/><text:span text:style-name="Zeichenformat">This is important</text:span>, as it lets the user think about the problem in terms familiar to him.</text:p>
      <text:p text:style-name="Text_20_body">An advantage of the configuration file is that changes to it can be made at any time and a new include file implementing the library can be quickly generated. <text:s/>No important existing work is lost or needs to be redone. <text:s/>For example, you can easily add a new fundamental unit. <text:s/>Behind the scenes, all the templated types change, but everything else you've already defined continues to work. <text:s/>This is maintenance Nirvana<text:span text:style-name="T14"> -- or at least it's not maintenance hell.</text:span></text:p>
      <text:p text:style-name="P2">The configuration file lets you choose the numerical type you want to use for your calculations. <text:s/>It defaults to <text:span text:style-name="Code">double</text:span>, but you can use integers, floating point types, or any object type that has the proper numerical semantics. <text:s/>It should conceivably work with e.g. a multiple-precision numerical type that supports interval arithmetic, leading to sophisticated numerical calculations that still have simple semantics.</text:p>
      <text:p text:style-name="Text_20_body"><text:span text:style-name="T3">The python script </text:span><text:span text:style-name="Code"><text:span text:style-name="T4">unitscpp.py</text:span></text:span><text:span text:style-name="T3"> uses the </text:span><text:span text:style-name="Code"><text:span text:style-name="T4">-e</text:span></text:span><text:span text:style-name="T3"> option to send an empty configuration file to stdout. <text:s/>The resulting file has numerous comments to show how to construct a configuration file.</text:span></text:p>
      <text:h text:style-name="P16" text:outline-level="2"><text:bookmark-start text:name="__RefHeading__7737_1875356664"/>On the correct path<text:bookmark-end text:name="__RefHeading__7737_1875356664"/></text:h>
      <text:p text:style-name="P2">While implementing this library, I came to a point in writing examples and tests where the library was finding my mistakes much more frequently than I was finding implementation mistakes in the library. <text:s/>From my past experience in writing software, this is a strong indication that I was on track for developing a useful tool. <text:s/>I suspect if you give the library a try, you'll have similar experiences.</text:p>
      <text:p text:style-name="P2">Another indicator of a useful tool is that I found it quite pleasurable to write and read code that used <text:soft-page-break/>the library. <text:s/>It was pleasing to find that code that looked correct was correct. <text:s/>With care, it makes it much easier to write numerical code that works the first time.</text:p>
      <text:p text:style-name="P2">Stroustrup's description of the development process (section 23.4 of [Strous1997]) describes exactly how this project evolved. <text:s/>The desired characteristics I gave in the table above didn't magically appear all at once -- they evolved iteratively from earlier versions and introspection.</text:p>
      <text:h text:style-name="Heading_20_2" text:outline-level="2"><text:bookmark-start text:name="__RefHeading__7739_1875356664"/>Overview of the library<text:bookmark-end text:name="__RefHeading__7739_1875356664"/></text:h>
      <text:p text:style-name="Text_20_body">The <text:span text:style-name="Code">unitscpp.py</text:span> script is used to generate a problem-specific include file that provides the desired unit types to a particular program. <text:s/>The contents of the include file are simple, once you filter out the "textual noise" of numerous template parameter lists. <text:s/>The class used for the units contains the following member functions (<text:span text:style-name="Code">NT</text:span> refers to the number type used with the class, typically <text:span text:style-name="Code">double</text:span>):</text:p>
      <table:table table:name="Table3" table:style-name="Table3">
        <table:table-column table:style-name="Table3.A"/>
        <table:table-column table:style-name="Table3.B"/>
        <table:table-row>
          <table:table-cell table:style-name="Table3.A1" office:value-type="string">
            <text:p text:style-name="Code"><text:span text:style-name="Code">operator()</text:span></text:p>
          </table:table-cell>
          <table:table-cell table:style-name="Table3.A1" office:value-type="string">
            <text:p text:style-name="Table_20_Contents">Returns the <text:span text:style-name="Code">NT</text:span> value of the number represented by the class. <text:s/>Thus, if you have a Unit object <text:span text:style-name="Code">xyz</text:span>, you can get the "raw" numerical value of that object by e.g.</text:p>
            <text:p text:style-name="Table_20_Contents"/>
            <text:p text:style-name="Code">double my_value = xyz();</text:p>
          </table:table-cell>
        </table:table-row>
        <table:table-row>
          <table:table-cell table:style-name="Table3.A1" office:value-type="string">
            <text:p text:style-name="Code"><text:span text:style-name="Code">dim</text:span></text:p>
          </table:table-cell>
          <table:table-cell table:style-name="Table3.A1" office:value-type="string">
            <text:p text:style-name="Table_20_Contents">Returns a string representing the dimensions of the unit. <text:s/>For example, if the units class consisted of the three fundamental units mass, length, and time, a velocity's dimensions would be returned as <text:span text:style-name="Code">&lt;0,1,-1&gt;</text:span> which represents M<text:span text:style-name="T5">0 </text:span>L<text:span text:style-name="T5">1 </text:span>T<text:span text:style-name="T5">-1</text:span>.</text:p>
          </table:table-cell>
        </table:table-row>
        <table:table-row>
          <table:table-cell table:style-name="Table3.A1" office:value-type="string">
            <text:p text:style-name="Code"><text:span text:style-name="Code">to</text:span></text:p>
          </table:table-cell>
          <table:table-cell table:style-name="Table3.A1" office:value-type="string">
            <text:p text:style-name="Table_20_Contents">Convert to a specified (and compatible) unit and return the value as an <text:span text:style-name="Code">NT</text:span> value. <text:s/>Typical use might be (where <text:span text:style-name="Code">x</text:span> is in meters as the fundamental unit):</text:p>
            <text:p text:style-name="Table_20_Contents"/>
            <text:p text:style-name="Table_20_Contents"><text:span text:style-name="Code">cout &lt;&lt; "x is " &lt;&lt; x.to(mm) &lt;&lt; " mm." &lt;&lt; endl;</text:span></text:p>
            <text:p text:style-name="Table_20_Contents"><text:span text:style-name="Code"/></text:p>
            <text:p text:style-name="Table_20_Contents">Of course, the unit <text:span text:style-name="Code">mm</text:span> will have to be defined.</text:p>
          </table:table-cell>
        </table:table-row>
        <table:table-row>
          <table:table-cell table:style-name="Table3.A1" office:value-type="string">
            <text:p text:style-name="Code"><text:span text:style-name="Code">operator-=, +=</text:span></text:p>
          </table:table-cell>
          <table:table-cell table:style-name="Table3.A1" office:value-type="string">
            <text:p text:style-name="Table_20_Contents">Addition and subtraction with other unit objects.</text:p>
          </table:table-cell>
        </table:table-row>
        <table:table-row>
          <table:table-cell table:style-name="Table3.A1" office:value-type="string">
            <text:p text:style-name="Code">operator*=, /=</text:p>
          </table:table-cell>
          <table:table-cell table:style-name="Table3.A1" office:value-type="string">
            <text:p text:style-name="Table_20_Contents">Multiplication and division with <text:span text:style-name="Code">NT</text:span> types.</text:p>
          </table:table-cell>
        </table:table-row>
      </table:table>
      <text:p text:style-name="Text_20_body">Functions are provided to allow the following operations</text:p>
      <table:table table:name="Table4" table:style-name="Table4">
        <table:table-column table:style-name="Table4.A"/>
        <table:table-column table:style-name="Table4.B"/>
        <table:table-row>
          <table:table-cell table:style-name="Table4.A1" office:value-type="string">
            <text:p text:style-name="Code">operator+, -, *, /</text:p>
          </table:table-cell>
          <table:table-cell table:style-name="Table4.A1" office:value-type="string">
            <text:p text:style-name="Table_20_Contents">Multiplication and division with unit and NT types.</text:p>
          </table:table-cell>
        </table:table-row>
        <table:table-row>
          <table:table-cell table:style-name="Table4.A1" office:value-type="string">
            <text:p text:style-name="Code">operator&lt;, &gt;, &lt;=, &gt;=</text:p>
          </table:table-cell>
          <table:table-cell table:style-name="Table4.A1" office:value-type="string">
            <text:p text:style-name="Table_20_Contents">Ordering.</text:p>
          </table:table-cell>
        </table:table-row>
        <table:table-row>
          <table:table-cell table:style-name="Table4.A1" office:value-type="string">
            <text:p text:style-name="Code">operator==</text:p>
          </table:table-cell>
          <table:table-cell table:style-name="Table4.A1" office:value-type="string">
            <text:p text:style-name="Table_20_Contents">Equality testing.</text:p>
          </table:table-cell>
        </table:table-row>
        <table:table-row>
          <table:table-cell table:style-name="Table4.A1" office:value-type="string">
            <text:p text:style-name="Code">operator&lt;&lt; </text:p>
          </table:table-cell>
          <table:table-cell table:style-name="Table4.A1" office:value-type="string">
            <text:p text:style-name="Table_20_Contents">Insertion operator for streams.</text:p>
          </table:table-cell>
        </table:table-row>
      </table:table>
      <text:p text:style-name="Standard">That's the extent of the functionality. <text:s/>Most functions are one line of code; it's a lightweight library.</text:p>
      <text:h text:style-name="P9" text:outline-level="1"><text:bookmark-start text:name="__RefHeading__7741_1875356664"/>Library Usage<text:bookmark-end text:name="__RefHeading__7741_1875356664"/></text:h>
      <text:p text:style-name="P2">Here are the steps to use the library:</text:p>
      <text:list xml:id="list4490915267430794714" text:style-name="L3">
        <text:list-item>
          <text:p text:style-name="P13">Write a configuration file to define fundamental units, derived units, and constants<text:span text:style-name="T15"> pertinent to your problem's domain.</text:span></text:p>
        </text:list-item>
        <text:list-item>
          <text:p text:style-name="P13">Generate the include file.</text:p>
        </text:list-item>
        <text:list-item>
          <text:p text:style-name="P13">Write your code using the units you've defined.</text:p>
        </text:list-item>
      </text:list>
      <text:h text:style-name="P16" text:outline-level="2" text:is-list-header="true"><text:bookmark-start text:name="__RefHeading__7743_1875356664"/>Configuration files<text:bookmark-end text:name="__RefHeading__7743_1875356664"/></text:h>
      <text:p text:style-name="Text_20_body"><text:span text:style-name="T3">The </text:span><text:span text:style-name="Code"><text:span text:style-name="T4">unitscpp.py</text:span></text:span><text:span text:style-name="T3"> script reads the configuration file and generates the include file containing the </text:span><text:soft-page-break/><text:span text:style-name="T3">code that defines the unit types. <text:s/>You can use the </text:span><text:span text:style-name="Code"><text:span text:style-name="T4">-e</text:span></text:span><text:span text:style-name="T3"> option to </text:span><text:span text:style-name="Code"><text:span text:style-name="T4">unitscpp.py</text:span></text:span><text:span text:style-name="T3"> to get an empty configuration file with comments explaining how to construct the file. <text:s/>Use the </text:span><text:span text:style-name="Code"><text:span text:style-name="T4">-s</text:span></text:span><text:span text:style-name="T3"> option to get a configuration file with a number of SI units defined (you can customize this output to your tastes by editing the </text:span><text:span text:style-name="Code"><text:span text:style-name="T4">unitscpp.py</text:span></text:span><text:span text:style-name="T3"> file).</text:span></text:p>
      <text:p text:style-name="Text_20_body"><text:span text:style-name="T3">Lines beginning with </text:span><text:span text:style-name="Code"><text:span text:style-name="T4">#</text:span></text:span><text:span text:style-name="T3"> (whitespace before the </text:span><text:span text:style-name="Code"><text:span text:style-name="T4">#</text:span></text:span><text:span text:style-name="T3"> symbol is allowed) are comments and are ignored. <text:s/>Since the comments gotten with the </text:span><text:span text:style-name="Code"><text:span text:style-name="T4">-e</text:span></text:span><text:span text:style-name="T3"> option explain the details, I'll just cover the key pieces of information needed.</text:span></text:p>
      <text:p text:style-name="P2">Each line begins with a token (tokens are separated by whitespace) that defines the line type. <text:s/>There are a few that describe details like defining the (optional) namespace to put things in, the name of the templated class implementing the units types, the name of the include file, and the specification of the numerical type to use.</text:p>
      <text:p text:style-name="P2">The main tokens used are:</text:p>
      <table:table table:name="Table5" table:style-name="Table5">
        <table:table-column table:style-name="Table5.A"/>
        <table:table-column table:style-name="Table5.B"/>
        <table:table-row>
          <table:table-cell table:style-name="Table5.A1" office:value-type="string">
            <text:p text:style-name="Code">Unit</text:p>
          </table:table-cell>
          <table:table-cell table:style-name="Table5.A1" office:value-type="string">
            <text:p text:style-name="Table_20_Contents">Defines a fundamental unit. <text:s/>All derived units will ultimately be expressed in terms of these fundamental units. <text:s/>Some typical lines might be</text:p>
            <text:p text:style-name="Table_20_Contents"/>
            <text:p text:style-name="Code">Unit = Mass</text:p>
            <text:p text:style-name="Code">Unit = Length</text:p>
            <text:p text:style-name="Code">Unit = Time</text:p>
          </table:table-cell>
        </table:table-row>
        <table:table-row>
          <table:table-cell table:style-name="Table5.A1" office:value-type="string">
            <text:p text:style-name="Code">DerivedUnit</text:p>
          </table:table-cell>
          <table:table-cell table:style-name="Table5.A1" office:value-type="string">
            <text:p text:style-name="Table_20_Contents">Defines a unit that is derived from the fundamental units. <text:s/>You may write expressions with <text:span text:style-name="Code">*</text:span>, <text:span text:style-name="Code">/</text:span>, <text:span text:style-name="Code">^</text:span>, <text:span text:style-name="Code">**</text:span>, and parentheses for grouping. <text:s/><text:span text:style-name="Code">^</text:span> and <text:span text:style-name="Code">**</text:span> mean exponentiation with an integer exponent. <text:s/>Some example lines are</text:p>
            <text:p text:style-name="Table_20_Contents"/>
            <text:p text:style-name="Code">DerivedUnit = Velocity = Length/Time</text:p>
            <text:p text:style-name="Code">DerivedUnit = Acceleration = Velocity/Time</text:p>
            <text:p text:style-name="Code">DerivedUnit = Force = Mass*Acceleration</text:p>
            <text:p text:style-name="Code">DerivedUnit = Pressure = Force/Length^2</text:p>
            <text:p text:style-name="Code">DerivedUnit = Stress = Pressure</text:p>
            <text:p text:style-name="Code">DerivedUnit = Energy = Force*Length</text:p>
            <text:p text:style-name="Code_20_end">DerivedUnit = Frequency = 1/Time</text:p>
            <text:p text:style-name="Table_20_Contents">Such expressions allow you to define units in a natural way.</text:p>
          </table:table-cell>
        </table:table-row>
        <table:table-row>
          <table:table-cell table:style-name="Table5.A1" office:value-type="string">
            <text:p text:style-name="Code">Constant</text:p>
          </table:table-cell>
          <table:table-cell table:style-name="Table5.A1" office:value-type="string">
            <text:p text:style-name="Table_20_Contents">These lines are intended to be used with <text:span text:style-name="Code">const</text:span> expressions defining unit values. <text:s/>However, the code after the <text:span text:style-name="Code">=</text:span> symbol is copied verbatim to the include file, so any legal C++ code is allowed. <text:s/>Some example lines are</text:p>
            <text:p text:style-name="Table_20_Contents"/>
            <text:p text:style-name="Code">Constant = const Length m = 1;</text:p>
            <text:p text:style-name="Code">Constant = const Time s = 1;</text:p>
            <text:p text:style-name="Code">Constant = const Time hour = 3600*s;</text:p>
            <text:p text:style-name="Code">Constant = const Length mm = 1e-3*m;</text:p>
            <text:p text:style-name="Code">Constant = const Length um = 1e-6*m;</text:p>
            <text:p text:style-name="Code">Constant = const Length nm = 1e-9*m;</text:p>
            <text:p text:style-name="Code">Constant = const Length inch = 25.4*mm;</text:p>
            <text:p text:style-name="Code_20_end">Constant = const Velocity c = 3e8*m/s;</text:p>
            <text:p text:style-name="Table_20_Contents">You only need to define the constants you want to use in your program. <text:s/>Note that physical constants are defined the same way as "regular" units. <text:s/>This lets an expression like <text:span text:style-name="Code">v.to(c)</text:span> convert a velocity to a fraction of the speed of light in an intuitive way. <text:s/>You can also write conversions such as <text:span text:style-name="Code">v.to(nm/hour)</text:span> and it's obvious what's going on. <text:s/>Always remember, however, that the <text:span text:style-name="Code">to</text:span> method returns an <text:span text:style-name="Code">NT</text:span> type, not a units type.</text:p>
          </table:table-cell>
        </table:table-row>
      </table:table>
      <text:p text:style-name="P5">There are also constructs to allow you to include arbitrary code at the beginning and the end of the include file.</text:p>
      <text:h text:style-name="P9" text:outline-level="1"><text:bookmark-start text:name="__RefHeading__7745_1875356664"/><text:soft-page-break/>Example: <text:s/>Barlow's Formula<text:bookmark-end text:name="__RefHeading__7745_1875356664"/></text:h>
      <text:p text:style-name="Text_20_body">This example shows the code for a simple numerical calculation using Barlow's formula for thin-walled cylinders. <text:s/>It relates the stress, diameter, wall thickness, and fluid pressure inside a pipe. <text:s/>The formula is</text:p>
      <text:p text:style-name="Equation"><draw:frame draw:style-name="fr1" draw:name="Object1" text:anchor-type="as-char" svg:width="0.8693in" svg:height="0.3709in" draw:z-index="0"><draw:object xlink:href="./Object 1" xlink:type="simple" xlink:show="embed" xlink:actuate="onLoad"/><draw:image xlink:href="./ObjectReplacements/Object 1" xlink:type="simple" xlink:show="embed" xlink:actuate="onLoad"/></draw:frame></text:p>
      <text:p text:style-name="Text_20_body">where</text:p>
      <text:p text:style-name="P3">t = wall thickness in inches</text:p>
      <text:p text:style-name="P3">p = fluid pressure in pipe in psi</text:p>
      <text:p text:style-name="P3">D = pipe outside diameter</text:p>
      <text:p text:style-name="P4">S = allowable stress in psi</text:p>
      <text:p text:style-name="Text_20_body">I chose this example in non-SI units to show that you can do the calculations with SI units or define the fundamental units as length and pressure.</text:p>
      <text:p text:style-name="Text_20_body">Let's solve for the case of a 1 inch diameter 304 stainless steel pipe with a yield strength of 30 kpsi. <text:s/>We want the allowed stress to be one half of this yield strength, so S = 15000 psi. <text:s/>The working pressure will be 500 psi. <text:s/>Plugging the numbers in gives t = 500/31000 = 0.016 inches.</text:p>
      <text:h text:style-name="Heading_20_2" text:outline-level="2"><text:bookmark-start text:name="__RefHeading__7747_1875356664"/>Calculation using SI units<text:bookmark-end text:name="__RefHeading__7747_1875356664"/></text:h>
      <text:p text:style-name="Text_20_body">We'd write the following configuration file (some leading and trailing lines are not shown):</text:p>
      <text:p text:style-name="Code">Unit = Length</text:p>
      <text:p text:style-name="Code">Unit = Mass</text:p>
      <text:p text:style-name="Code">Unit = Time</text:p>
      <text:p text:style-name="Code"/>
      <text:p text:style-name="Code">DerivedUnit = Area = Length*Length</text:p>
      <text:p text:style-name="Code">DerivedUnit = Acceleration = Length/Time**2</text:p>
      <text:p text:style-name="Code">DerivedUnit = Force = Mass*Acceleration</text:p>
      <text:p text:style-name="Code">DerivedUnit = Pressure = Force/Area</text:p>
      <text:p text:style-name="Code">DerivedUnit = Stress = Pressure</text:p>
      <text:p text:style-name="Code"/>
      <text:p text:style-name="Code">Constant = const Length m = 1;</text:p>
      <text:p text:style-name="Code">Constant = const Time s = 1;</text:p>
      <text:p text:style-name="Code"/>
      <text:p text:style-name="Code">Constant = const Length mm = 1e-3*m;</text:p>
      <text:p text:style-name="Code">Constant = const Length inch = 25.4*mm;</text:p>
      <text:p text:style-name="Code">Constant = const Force N = 1;</text:p>
      <text:p text:style-name="Code">Constant = const Force lbf = 4.4482216*N;</text:p>
      <text:p text:style-name="Code">Constant = const Pressure psi = lbf/(inch*inch);</text:p>
      <text:p text:style-name="Code"/>
      <text:p text:style-name="Code">Constant = typedef Length WallThickness;</text:p>
      <text:p text:style-name="Code_20_end">Constant = typedef Length Diameter;</text:p>
      <text:p text:style-name="Text_20_body">Note the <text:span text:style-name="Code">typedef</text:span>s of WallThickness and Diameter. <text:s/>These aren't strictly needed, but <text:span text:style-name="Zeichenformat">they help to make our code self-documenting</text:span>.</text:p>
      <text:p text:style-name="Text_20_body">We'd run the <text:span text:style-name="Code">unitscpp.py</text:span> script with this configuration file. <text:s/>Let's suppose we saved the output to a file named <text:span text:style-name="Code">units.h</text:span>.</text:p>
      <text:p text:style-name="Text_20_body">Then we'd put the following code into the file <text:span text:style-name="Code">barlow.cpp</text:span>:</text:p>
      <text:p text:style-name="Code">#include &lt;iostream&gt;</text:p>
      <text:p text:style-name="Code">#include &lt;iomanip&gt;</text:p>
      <text:p text:style-name="Code">using namespace std;</text:p>
      <text:p text:style-name="Code"/>
      <text:p text:style-name="Code">#include "units.h"</text:p>
      <text:p text:style-name="Code"/>
      <text:p text:style-name="Code"><text:soft-page-break/>WallThickness Barlow</text:p>
      <text:p text:style-name="Code">(</text:p>
      <text:p text:style-name="Code"><text:s text:c="4"/>const Pressure &amp; p,</text:p>
      <text:p text:style-name="Code"><text:s text:c="4"/>const Diameter &amp; OD,</text:p>
      <text:p text:style-name="Code"><text:s text:c="4"/>const Stress &amp; S</text:p>
      <text:p text:style-name="Code">)</text:p>
      <text:p text:style-name="Code">{</text:p>
      <text:p text:style-name="Code"><text:s text:c="4"/>return p*OD/(2*(S + p));</text:p>
      <text:p text:style-name="Code">}</text:p>
      <text:p text:style-name="Code"/>
      <text:p text:style-name="Code">int main(void)</text:p>
      <text:p text:style-name="Code">{</text:p>
      <text:p text:style-name="Code"><text:s text:c="4"/>const Pressure p = 500*psi;</text:p>
      <text:p text:style-name="Code"><text:s text:c="4"/>const Diameter OD = 1*inch;</text:p>
      <text:p text:style-name="Code"><text:s text:c="4"/>const Stress S = 15e3*psi;</text:p>
      <text:p text:style-name="Code"><text:s text:c="4"/>const WallThickness t = Barlow(p, OD, S);</text:p>
      <text:p text:style-name="Code"><text:s text:c="4"/>cout &lt;&lt; "304 SST pipe wall thickness = " &lt;&lt; t.to(inch)</text:p>
      <text:p text:style-name="Code"><text:s text:c="9"/>&lt;&lt; " inches" &lt;&lt; endl;</text:p>
      <text:p text:style-name="Code_20_end">}</text:p>
      <text:p text:style-name="Text_20_body">I feel this is quite readable code with the advantage of having the compiler check to make sure you don't make errors in calculations due to variables or constants having the wrong units. <text:s/>Normally, I demand descriptive variable names, but the short names make it easy to see the structure of Barlow's equation (and compare it to the printed form). <text:s/>The variable types add significant information for the reader.</text:p>
      <text:p text:style-name="Text_20_body">An advantage of defining units above in SI is that the metric equivalents are easily gotten if desired.</text:p>
      <text:h text:style-name="Heading_20_2" text:outline-level="2"><text:bookmark-start text:name="__RefHeading__7749_1875356664"/>Calculation using direct units<text:bookmark-end text:name="__RefHeading__7749_1875356664"/></text:h>
      <text:p text:style-name="Text_20_body">Some engineers might prefer to see the calculations done directly in inches and pressure. <text:s/>This is easily done with the following configuration file:</text:p>
      <text:p text:style-name="Code">Unit = Length</text:p>
      <text:p text:style-name="Code">Unit = Pressure</text:p>
      <text:p text:style-name="Code"/>
      <text:p text:style-name="Code">Constant = const Length inch = 1;</text:p>
      <text:p text:style-name="Code">Constant = const Pressure psi = 1;</text:p>
      <text:p text:style-name="Code"/>
      <text:p text:style-name="Code">Constant = typedef Pressure Stress;</text:p>
      <text:p text:style-name="Code">Constant = typedef Length WallThickness;</text:p>
      <text:p text:style-name="Code_20_end">Constant = typedef Length Diameter;</text:p>
      <text:p text:style-name="Text_20_body">These simple definitions will yield the identical answer as the previous example (note <text:span text:style-name="Code">Stress</text:span> was changed from a derived unit to a <text:span text:style-name="Code">typedef</text:span>; the results are still the same). <text:s/>This demonstrates a strength of the UnitsC++ library: <text:s/>only define what you need and fit the library to the problem, not the other way around.</text:p>
      <text:h text:style-name="P9" text:outline-level="1"><text:bookmark-start text:name="__RefHeading__7751_1875356664"/>Summary<text:bookmark-end text:name="__RefHeading__7751_1875356664"/></text:h>
      <text:p text:style-name="P2">The UnitsC++ units library has been presented that should be easy to use, modify, and understand. <text:s/>Its main advantages are:</text:p>
      <text:list xml:id="list8122992500411125636" text:style-name="L4">
        <text:list-item>
          <text:p text:style-name="P14">It makes code easier to read and understand.</text:p>
        </text:list-item>
        <text:list-item>
          <text:p text:style-name="P14">It helps make C++ numerical code easier to make correct by using the compiler to catch dimension errors in calculations.</text:p>
        </text:list-item>
        <text:list-item>
          <text:p text:style-name="P15"><text:span text:style-name="T3">It's lightweight. <text:s/>Once you're familiar with it, all you need to have on hand is the 30 kilobyte </text:span><text:span text:style-name="Code"><text:span text:style-name="T4">unitscpp.py</text:span></text:span><text:span text:style-name="T3"> script. <text:s/>There's essentially no runtime penalty in space or time for using the library. <text:s/>The size of a units object is the same as the numerical type you've chosen to use </text:span><text:soft-page-break/><text:span text:style-name="T3">with it. <text:s/>(I said essentially because some compilers might use extra space for the constant definitions in multiple compilation units.)</text:span></text:p>
        </text:list-item>
      </text:list>
      <text:h text:style-name="Heading_20_1" text:outline-level="1"><text:bookmark-start text:name="__RefHeading__7753_1875356664"/>References<text:bookmark-end text:name="__RefHeading__7753_1875356664"/></text:h>
      <table:table table:name="Table2" table:style-name="Table2">
        <table:table-column table:style-name="Table2.A"/>
        <table:table-column table:style-name="Table2.B"/>
        <table:table-row>
          <table:table-cell table:style-name="Table2.A1" office:value-type="string">
            <text:p text:style-name="Table_20_Contents">[BN1994]</text:p>
          </table:table-cell>
          <table:table-cell table:style-name="Table2.A1" office:value-type="string">
            <text:p text:style-name="Table_20_Contents">J. Barton and L. Nackman, <text:span text:style-name="T1">Scientific and Engineering C++</text:span><text:span text:style-name="T2">, Addison-Wesley, 1994, ISBN 0201533936. <text:s/>These folks had the insight of using templates with integer parameters for dimensional calculations in C++ programs (see section 16.5). <text:s text:c="148"/></text:span></text:p>
          </table:table-cell>
        </table:table-row>
        <table:table-row>
          <table:table-cell table:style-name="Table2.A1" office:value-type="string">
            <text:p text:style-name="P1">[Brown2001]</text:p>
          </table:table-cell>
          <table:table-cell table:style-name="Table2.A1" office:value-type="string">
            <text:p text:style-name="P1">W. Brown, "Applied Template Metaprogramming in SIunits: <text:s/>the Library of Unit-Based Computation", 2001. <text:s/><text:a xlink:type="simple" xlink:href="http://www.oonumerics.org/tmpw01/brown.pdf">http://www.oonumerics.org/tmpw01/brown.pdf</text:a>. <text:s/>This elegant paper mentioned that the author was going to submit the library to Boost, then make a proposal for its inclusion into the C++ standard. <text:s/>Sadly, these things apparently have not happened. <text:s/>I have not been able to get a copy of the code to SIunits.</text:p>
          </table:table-cell>
        </table:table-row>
        <table:table-row>
          <table:table-cell table:style-name="Table2.A1" office:value-type="string">
            <text:p text:style-name="P1">[GNUunits]</text:p>
          </table:table-cell>
          <table:table-cell table:style-name="Table2.A1" office:value-type="string">
            <text:p text:style-name="Table_20_Contents">GNU units program, <text:a xlink:type="simple" xlink:href="http://www.gnu.org/software/units/">http://www.gnu.org/software/units/</text:a>,</text:p>
          </table:table-cell>
        </table:table-row>
        <table:table-row>
          <table:table-cell table:style-name="Table2.A1" office:value-type="string">
            <text:p text:style-name="Table_20_Contents">[Ham2004]</text:p>
          </table:table-cell>
          <table:table-cell table:style-name="Table2.A1" office:value-type="string">
            <text:p text:style-name="Table_20_Contents">B. Hamilton, "Measurement Calculus" <text:a xlink:type="simple" xlink:href="https://jmci.dev.java.net/files/documents/1529/5908/MeasCalculusWhitePaper.pdf">https://jmci.dev.java.net/files/documents/1529/5908/MeasCalculusWhitePaper.pdf</text:a>, June 28, 2004. <text:s/>Discusses why dealing with dimensions in a programming language can be harder than it looks.</text:p>
          </table:table-cell>
        </table:table-row>
        <table:table-row>
          <table:table-cell table:style-name="Table2.A1" office:value-type="string">
            <text:p text:style-name="P1">[Java2001]</text:p>
          </table:table-cell>
          <table:table-cell table:style-name="Table2.A1" office:value-type="string">
            <text:p text:style-name="Table_20_Contents"><text:a xlink:type="simple" xlink:href="http://www.jcp.org/en/jsr/detail?id=108"><text:span text:style-name="T2">http://www.jcp.org/en/jsr/detail?id=108</text:span></text:a><text:span text:style-name="T2">. <text:s/>Java Specification Request for support of units; withdrawn apparently due to apathy.</text:span></text:p>
          </table:table-cell>
        </table:table-row>
        <table:table-row>
          <table:table-cell table:style-name="Table2.A1" office:value-type="string">
            <text:p text:style-name="P1">[Kenn2002]</text:p>
          </table:table-cell>
          <table:table-cell table:style-name="Table2.A1" office:value-type="string">
            <text:p text:style-name="Table_20_Contents"><text:span text:style-name="T2">M. Kenniston, "Dimension Checking of Physical Quantities", </text:span><text:a xlink:type="simple" xlink:href="http://www.ddj.com/architect/184401579"><text:span text:style-name="T2">http://www.ddj.com/architect/184401579</text:span></text:a><text:span text:style-name="T2">, November 1, 2002. <text:s/>A 2001 implementation exists, but is dormant and the author has indicated that he's too busy to pursue further development.</text:span></text:p>
          </table:table-cell>
        </table:table-row>
        <table:table-row>
          <table:table-cell table:style-name="Table2.A1" office:value-type="string">
            <text:p text:style-name="Table_20_Contents">[Meyers2006]</text:p>
          </table:table-cell>
          <table:table-cell table:style-name="Table2.A1" office:value-type="string">
            <text:p text:style-name="Table_20_Contents">S. Meyers, "My Most Important C++ Aha! Moments...Ever", <text:a xlink:type="simple" xlink:href="http://www.artima.com/cppsource/top_cpp_aha_moments.html">http://www.artima.com/cppsource/top_cpp_aha_moments.html</text:a>. <text:s/>Acknowledges the insight of Barton and Nackman's. <text:s/>Meyers' stuff is always worth reading.</text:p>
          </table:table-cell>
        </table:table-row>
        <table:table-row>
          <table:table-cell table:style-name="Table2.A1" office:value-type="string">
            <text:p text:style-name="Table_20_Contents">[NASA1999]</text:p>
          </table:table-cell>
          <table:table-cell table:style-name="Table2.A1" office:value-type="string">
            <text:p text:style-name="Table_20_Contents"><text:a xlink:type="simple" xlink:href="http://www.cnn.com/TECH/space/9909/30/mars.metric/">http://www.cnn.com/TECH/space/9909/30/mars.metric/</text:a> </text:p>
          </table:table-cell>
        </table:table-row>
        <table:table-row>
          <table:table-cell table:style-name="Table2.A1" office:value-type="string">
            <text:p text:style-name="Table_20_Contents">[Pad2007]</text:p>
          </table:table-cell>
          <table:table-cell table:style-name="Table2.A1" office:value-type="string">
            <text:p text:style-name="Table_20_Contents">A. Padmanabh <text:s/><text:a xlink:type="simple" xlink:href="http://learningcppisfun.blogspot.com/2007/01/units-and-dimensions-with-c-templates.html">http://learningcppisfun.blogspot.com/2007/01/units-and-dimensions-with-c-templates.html</text:a>, January 24, 2007.</text:p>
          </table:table-cell>
        </table:table-row>
        <table:table-row>
          <table:table-cell table:style-name="Table2.A1" office:value-type="string">
            <text:p text:style-name="P1">[SFmcs::units]</text:p>
          </table:table-cell>
          <table:table-cell table:style-name="Table2.A1" office:value-type="string">
            <text:p text:style-name="Table_20_Contents">Sourceforge project mcs::units: <text:s/><text:a xlink:type="simple" xlink:href="http://sourceforge.net/projects/mcs-units/">http://sourceforge.net/projects/mcs-units/</text:a> </text:p>
          </table:table-cell>
        </table:table-row>
        <table:table-row>
          <table:table-cell table:style-name="Table2.A1" office:value-type="string">
            <text:p text:style-name="Table_20_Contents">[SFquantities]</text:p>
          </table:table-cell>
          <table:table-cell table:style-name="Table2.A1" office:value-type="string">
            <text:p text:style-name="Table_20_Contents">B. Speiser, "Quantities - A Collection of C++ Classes to Handle Quantity Calculus in <text:s/>C++", <text:a xlink:type="simple" xlink:href="https://sourceforge.net/projects/quantity/">https://sourceforge.net/projects/quantity/</text:a>, 2007.</text:p>
          </table:table-cell>
        </table:table-row>
        <table:table-row>
          <table:table-cell table:style-name="Table2.A1" office:value-type="string">
            <text:p text:style-name="P1">[SFtuoml]</text:p>
          </table:table-cell>
          <table:table-cell table:style-name="Table2.A1" office:value-type="string">
            <text:p text:style-name="Table_20_Contents">Sourceforge project The Units of Measure Library: <text:s/><text:a xlink:type="simple" xlink:href="http://sourceforge.net/projects/tuoml/">http://sourceforge.net/projects/tuoml/</text:a> </text:p>
          </table:table-cell>
        </table:table-row>
        <table:table-row>
          <table:table-cell table:style-name="Table2.A1" office:value-type="string">
            <text:p text:style-name="P1">[Strous1997]</text:p>
          </table:table-cell>
          <table:table-cell table:style-name="Table2.A1" office:value-type="string">
            <text:p text:style-name="Table_20_Contents"><text:span text:style-name="T2">B. Stroustrup, </text:span><text:span text:style-name="T1">The C++ Programming Language</text:span><text:span text:style-name="T2">, 3rd. ed., Addison-Wesley, 1997. <text:s/>By the master and a source of inexhaustible insight.</text:span></text:p>
          </table:table-cell>
        </table:table-row>
        <table:table-row>
          <table:table-cell table:style-name="Table2.A1" office:value-type="string">
            <text:p text:style-name="P1">[Unum2004]</text:p>
          </table:table-cell>
          <table:table-cell table:style-name="Table2.A1" office:value-type="string">
            <text:p text:style-name="Table_20_Contents"><text:a xlink:type="simple" xlink:href="http://home.scarlet.be/be052320/Unum_diary.html"><text:span text:style-name="T2">http://home.scarlet.be/be052320/Unum_diary.html</text:span></text:a><text:span text:style-name="T2">. A python facility for doing calculations with numbers with unit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1" svg:font-family="Arial"/>
    <style:font-face style:name="OpenSymbol" svg:font-family="OpenSymbol"/>
    <style:font-face style:name="Trebuchet MS" svg:font-family="'Trebuchet MS', sans-serif"/>
    <style:font-face style:name="Arial3" svg:font-family="Arial" style:font-adornments="Regular"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style:font-pitch="variable" fo:font-size="11pt"/>
    </style:style>
    <style:style style:name="Text_20_body" style:display-name="Text body" style:family="paragraph" style:parent-style-name="Standard" style:class="text">
      <style:paragraph-properties fo:margin-left="0.2in" fo:margin-right="0in" fo:margin-top="0in" fo:margin-bottom="0.0598in" style: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master-page-name="">
      <style:paragraph-properties fo:margin-top="0.0598in" fo:margin-bottom="0.0598in" style:contextual-spacing="false" style:page-number="auto" fo:background-color="transparent" fo:keep-with-next="always">
        <style:background-image/>
      </style:paragraph-properties>
      <style:text-properties style:text-underline-style="none"/>
    </style:style>
    <style:style style:name="Heading_20_1" style:display-name="Heading 1" style:family="paragraph" style:parent-style-name="Heading" style:next-style-name="Text_20_body" style:default-outline-level="1" style:class="text" style:master-page-name="">
      <style:paragraph-properties fo:margin-top="0.1in" fo:margin-bottom="0.1in" style:contextual-spacing="false"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style:contextual-spacing="false"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style:contextual-spacing="false"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style:contextual-spacing="false"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style:contextual-spacing="false"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List" style:family="paragraph" style:parent-style-name="Text_20_body" style:class="list">
      <style:text-properties style:font-name-complex="Arial1" style:font-family-complex="Arial"/>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Arial1" style:font-family-complex="Arial"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Arial1" style:font-family-complex="Arial"/>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style:contextual-spacing="false" fo:text-align="center" style:justify-single-word="false"/>
      <style:text-properties fo:font-size="67%" fo:font-style="normal" fo:font-weight="normal" style:font-size-asian="14pt" style:font-style-asian="italic" style:font-size-complex="14pt" style:font-style-complex="italic"/>
    </style:style>
    <style:style style:name="To_20_Do" style:display-name="To Do" style:family="paragraph" style:parent-style-name="Text_20_body" style:class="text">
      <style:paragraph-properties fo:background-color="#ffffcc">
        <style:background-image/>
      </style:paragraph-properties>
    </style:style>
    <style:style style:name="Code" style:family="paragraph" style:parent-style-name="Standard" style:class="text">
      <style:paragraph-properties fo:margin-left="0.4in" fo:margin-right="0in" fo:margin-top="0in" fo:margin-bottom="0in" style:contextual-spacing="false" fo:text-indent="0in" style:auto-text-indent="false"/>
      <style:text-properties fo:color="#00538d" style:font-name="Lucida Console" fo:font-family="'Lucida Console'" style:font-style-name="Regular" style:font-family-generic="modern" style:font-pitch="fixed"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fo:font-family="Timing" style:font-style-name="Regular" style:font-family-generic="roman" style:font-pitch="fixed" style:font-charset="x-symbol"/>
    </style:style>
    <style:style style:name="Code_20_end" style:display-name="Code end" style:family="paragraph" style:parent-style-name="Code" style:class="text">
      <style:paragraph-properties fo:margin-top="0in" fo:margin-bottom="0.0598in" style:contextual-spacing="false"/>
    </style:style>
    <style:style style:name="Important" style:family="paragraph" style:parent-style-name="Text_20_body" style:master-page-name="">
      <style:paragraph-properties fo:margin-left="2.1in" fo:margin-right="1.9in" fo:text-align="center" style:justify-single-word="false" fo:keep-together="always" fo:text-indent="0in" style:auto-text-indent="false" style:page-number="auto" fo:background-color="#ffffe6" fo:padding="0.0201in" fo:border="0.99pt solid #000000" style:shadow="none">
        <style:background-image/>
      </style:paragraph-properties>
      <style:text-properties fo:font-size="12pt"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left="0in" fo:margin-right="0in" fo:margin-top="0in" fo:margin-bottom="0.0799in" style:contextual-spacing="false"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fo:background-color="transparent">
        <style:tab-stops>
          <style:tab-stop style:position="6.8035in"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xx" style:family="paragraph" style:parent-style-name="Text_20_body" style:next-style-name="Text_20_body" style:class="text">
      <style:paragraph-properties fo:background-color="#ffffcc">
        <style:background-image/>
      </style:paragraph-properties>
    </style:style>
    <style:style style:name="Where" style:family="paragraph" style:parent-style-name="Text_20_body" style:class="text">
      <style:paragraph-properties fo:margin-left="0.5in" fo:margin-right="0in" fo:margin-top="0in" fo:margin-bottom="0in" style:contextual-spacing="false" fo:text-indent="0in" style:auto-text-indent="false"/>
    </style:style>
    <style:style style:name="Where_20_end" style:display-name="Where end" style:family="paragraph" style:parent-style-name="Where" style:class="text">
      <style:paragraph-properties fo:margin-left="0.5in" fo:margin-right="0in" fo:margin-top="0in" fo:margin-bottom="0.0598in" style:contextual-spacing="false" fo:text-indent="0in"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in" fo:margin-bottom="0.0402in" style:contextual-spacing="false" style:shadow="none"/>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style:contextual-spacing="false"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style:contextual-spacing="false"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style:contextual-spacing="false"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style:contextual-spacing="false"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0.4in" fo:margin-right="0.2in" fo:text-indent="0in" style:auto-text-indent="false" fo:background-color="transparent">
        <style:background-image/>
      </style:paragraph-properties>
      <style:text-properties fo:font-size="1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51pt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contextual-spacing="false"/>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style:contextual-spacing="false"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contextual-spacing="false"/>
    </style:style>
    <style:style style:name="Text_20_body_2c__20_no_20_space_20_after" style:display-name="Text body, no space after" style:family="paragraph" style:parent-style-name="Text_20_body">
      <style:paragraph-properties fo:margin-top="0in" fo:margin-bottom="0in" style:contextual-spacing="false"/>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0.3in" fo:margin-right="0in" fo:text-indent="0in" style:auto-text-indent="false"/>
      <style:text-properties fo:color="#000080" fo:font-style="italic"/>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family="'Courier New'" style:font-family-generic="modern" style:font-pitch="fixed" fo:font-size="11pt" fo:background-color="transparen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family="Timing" style:font-style-name="Regular" style:font-family-generic="roman" style:font-pitch="fixed" style:font-charset="x-symbol"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parent-style-name="Default_2c__20_custom">
      <style:text-properties fo:color="#00538d" style:font-name="Lucida Console" fo:font-family="'Lucida Console'" style:font-style-name="Regular" style:font-family-generic="modern" style:font-pitch="fixed" style:font-size-rel="-1pt" fo:language="zxx" fo:country="none"/>
    </style:style>
    <style:style style:name="Comment" style:family="text" style:parent-style-name="Code">
      <style:text-properties fo:font-weight="normal"/>
    </style:style>
    <style:style style:name="Underlined" style:family="text">
      <style:text-properties fo:font-size="11pt" style:text-underline-style="solid" style:text-underline-width="bold" style:text-underline-color="font-color"/>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2" fo:font-family="Arial" style:font-style-name="Regular" style:font-family-generic="swiss" style:font-pitch="variable"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draw:shadow-opacity="100%">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0.2in" text:min-label-width="0.2in"/>
        <style:text-properties style:font-name="StarSymbol"/>
      </text:list-level-style-bullet>
      <text:list-level-style-bullet text:level="2" text:style-name="Bullet_20_Symbols" text:bullet-char="">
        <style:list-level-properties text:space-before="0.4in" text:min-label-width="0.2in"/>
        <style:text-properties style:font-name="StarSymbol"/>
      </text:list-level-style-bullet>
      <text:list-level-style-bullet text:level="3" text:style-name="Bullet_20_Symbols" text:bullet-char="">
        <style:list-level-properties text:space-before="0.6in" text:min-label-width="0.2in"/>
        <style:text-properties style:font-name="StarSymbol"/>
      </text:list-level-style-bullet>
      <text:list-level-style-bullet text:level="4" text:style-name="Bullet_20_Symbols" text:bullet-char="">
        <style:list-level-properties text:space-before="0.8in" text:min-label-width="0.2in"/>
        <style:text-properties style:font-name="StarSymbol"/>
      </text:list-level-style-bullet>
      <text:list-level-style-bullet text:level="5" text:style-name="Bullet_20_Symbols" text:bullet-char="">
        <style:list-level-properties text:space-before="1in" text:min-label-width="0.2in"/>
        <style:text-properties style:font-name="StarSymbol"/>
      </text:list-level-style-bullet>
      <text:list-level-style-bullet text:level="6" text:style-name="Bullet_20_Symbols" text:bullet-char="">
        <style:list-level-properties text:space-before="1.2in" text:min-label-width="0.2in"/>
        <style:text-properties style:font-name="StarSymbol"/>
      </text:list-level-style-bullet>
      <text:list-level-style-bullet text:level="7" text:style-name="Bullet_20_Symbols" text:bullet-char="">
        <style:list-level-properties text:space-before="1.4in" text:min-label-width="0.2in"/>
        <style:text-properties style:font-name="StarSymbol"/>
      </text:list-level-style-bullet>
      <text:list-level-style-bullet text:level="8" text:style-name="Bullet_20_Symbols" text:bullet-char="">
        <style:list-level-properties text:space-before="1.6in" text:min-label-width="0.2in"/>
        <style:text-properties style:font-name="StarSymbol"/>
      </text:list-level-style-bullet>
      <text:list-level-style-bullet text:level="9" text:style-name="Bullet_20_Symbols" text:bullet-char="">
        <style:list-level-properties text:space-before="1.8in" text:min-label-width="0.2in"/>
        <style:text-properties style:font-name="StarSymbol"/>
      </text:list-level-style-bullet>
      <text:list-level-style-bullet text:level="10" text:style-name="Bullet_20_Symbols" text:bullet-char="">
        <style:list-level-properties text:space-before="2in" text:min-label-width="0.2in"/>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3"/>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3"/>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3"/>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3"/>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3"/>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3"/>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7">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0">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office:automatic-styles>
  <office:master-styles>
    <style:master-page style:name="Standard" style:page-layout-name="Mpm1"/>
    <style:master-page style:name="Normal_5f_draw1" style:display-name="Normal_draw1" style:page-layout-name="Mpm2"/>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6"/>
    <style:master-page style:name="Landscape_2c__20_0.3_22__20_margins" style:display-name="Landscape, 0.3&quot; margins" style:page-layout-name="Mpm7"/>
    <style:master-page style:name="Landscape_2c__20_1_2f_2_22__20_margins" style:display-name="Landscape, 1/2&quot; margins" style:page-layout-name="Mpm8"/>
    <style:master-page style:name="Landscape_2c__20_3_2f_4_22__20_margins" style:display-name="Landscape, 3/4&quot; margins" style:page-layout-name="Mpm5"/>
    <style:master-page style:name="Portrait_2c__20_1_22__20_margins" style:display-name="Portrait, 1&quot; margins" style:page-layout-name="Mpm9"/>
    <style:master-page style:name="Landscape_2c__20_1_22__20_margins" style:display-name="Landscape, 1&quot; margins" style:page-layout-name="Mpm10"/>
    <style:master-page style:name="Title_20_page_2c__20_portrait" style:display-name="Title page, portrait" style:page-layout-name="Mpm11" style:next-style-name="Standard"/>
    <style:master-page style:name="Title_20_page_2c__20_landscape" style:display-name="Title page, landscap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dc:title>Normal</dc:title>
    <meta:creation-date>2014-06-20T15:50:43.533595792</meta:creation-date>
    <meta:editing-cycles>1</meta:editing-cycles>
    <meta:editing-duration>P0D</meta:editing-duration>
    <meta:document-statistic meta:table-count="5" meta:image-count="0" meta:object-count="1" meta:page-count="9" meta:paragraph-count="250" meta:word-count="3836" meta:character-count="23918" meta:non-whitespace-character-count="20015"/>
    <meta:user-defined meta:name="Version">20 Jun 2014</meta:user-defined>
    <meta:template xlink:type="simple" xlink:actuate="onRequest" xlink:title="Normal" xlink:href="../../../doc/templates_open_office/Normal.ott" meta:date="2010-11-30T13:06:41"/>
  </office:meta>
</office:document-meta>
</file>

<file path=Object 1/content.xml><?xml version="1.0" encoding="utf-8"?>
<math xmlns="http://www.w3.org/1998/Math/MathML">
  <semantics>
    <mrow>
      <mi>t</mi>
      <mrow>
        <mi/>
        <mi mathvariant="normal">=</mi>
        <mi/>
      </mrow>
      <mfrac>
        <mrow>
          <mi>p</mi>
          <mi>D</mi>
        </mrow>
        <mrow>
          <mn>2</mn>
          <mrow>
            <mo stretchy="false">(</mo>
            <mrow>
              <mi>S</mi>
              <mo stretchy="false">+</mo>
              <mi>p</mi>
            </mrow>
            <mo stretchy="false">)</mo>
          </mrow>
        </mrow>
      </mfrac>
    </mrow>
    <annotation encoding="StarMath 5.0">t `=` {p D} over {2(S + p)}</annotation>
  </semantics>
</math>
</file>